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Warm up: 1 mile in 9:31, rest 2 minutes, 1 mile in 10:25, rest 3 minutes</text:p>
      <text:p text:style-name="P1">Run: <text:s text:c="3"/>1/8 mile, ¼ mile, ½ mile, ¾ mile, ½ mile, ¼ mile, ¼ mile</text:p>
      <text:p text:style-name="P1">Times: <text:s text:c="2"/>58 s <text:s text:c="6"/>1:59 <text:s text:c="5"/>3:58 <text:s text:c="5"/>5:28 <text:s text:c="7"/>3:57 <text:s text:c="5"/>1:54 <text:s text:c="4"/>1:51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27T13:29:07.80</dc:date>
    <dc:creator>James Lombardi</dc:creator>
    <meta:editing-duration>P4DT11H6M51S</meta:editing-duration>
    <meta:editing-cycles>363</meta:editing-cycles>
    <meta:generator>OpenOffice/4.1.2$Win32 OpenOffice.org_project/412m3$Build-9782</meta:generator>
    <meta:document-statistic meta:table-count="0" meta:image-count="0" meta:object-count="0" meta:page-count="1" meta:paragraph-count="27" meta:word-count="247" meta:character-count="1264"/>
  </office:meta>
</office:document-meta>
</file>